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019078"/>
    </style:style>
    <style:style style:name="P3" style:family="paragraph" style:parent-style-name="Standard">
      <style:text-properties style:text-underline-style="solid" style:text-underline-width="auto" style:text-underline-color="font-color" officeooo:rsid="00019078" officeooo:paragraph-rsid="00019078"/>
    </style:style>
    <style:style style:name="P4" style:family="paragraph" style:parent-style-name="Standard">
      <style:text-properties style:text-underline-style="solid" style:text-underline-width="auto" style:text-underline-color="font-color" officeooo:rsid="00019078" officeooo:paragraph-rsid="000207f2"/>
    </style:style>
    <style:style style:name="P5" style:family="paragraph" style:parent-style-name="Standard">
      <style:text-properties style:text-underline-style="solid" style:text-underline-width="auto" style:text-underline-color="font-color" officeooo:rsid="000207f2" officeooo:paragraph-rsid="000207f2"/>
    </style:style>
    <style:style style:name="P6" style:family="paragraph" style:parent-style-name="Standard">
      <style:text-properties style:text-underline-style="solid" style:text-underline-width="auto" style:text-underline-color="font-color" fo:font-weight="bold" officeooo:rsid="000207f2" officeooo:paragraph-rsid="000207f2" style:font-weight-asian="bold" style:font-weight-complex="bold"/>
    </style:style>
    <style:style style:name="P7" style:family="paragraph" style:parent-style-name="Standard">
      <style:text-properties style:text-underline-style="solid" style:text-underline-width="auto" style:text-underline-color="font-color" fo:font-weight="normal" officeooo:rsid="000207f2" officeooo:paragraph-rsid="000207f2" style:font-weight-asian="normal" style:font-weight-complex="normal"/>
    </style:style>
    <style:style style:name="P8" style:family="paragraph" style:parent-style-name="Standard">
      <style:text-properties style:text-underline-style="solid" style:text-underline-width="auto" style:text-underline-color="font-color" officeooo:rsid="00033050" officeooo:paragraph-rsid="00033050"/>
    </style:style>
    <style:style style:name="P9" style:family="paragraph" style:parent-style-name="Standard">
      <style:text-properties style:text-underline-style="none" officeooo:rsid="00019078" officeooo:paragraph-rsid="00019078"/>
    </style:style>
    <style:style style:name="P10" style:family="paragraph" style:parent-style-name="Standard">
      <style:text-properties style:text-underline-style="none" officeooo:rsid="00019078" officeooo:paragraph-rsid="000207f2"/>
    </style:style>
    <style:style style:name="P11" style:family="paragraph" style:parent-style-name="Standard">
      <style:text-properties style:text-underline-style="none" officeooo:rsid="000207f2" officeooo:paragraph-rsid="000207f2"/>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style:text-underline-style="none" fo:font-weight="normal" officeooo:rsid="000207f2" officeooo:paragraph-rsid="000207f2" style:font-weight-asian="normal" style:font-weight-complex="normal"/>
    </style:style>
    <style:style style:name="P14" style:family="paragraph" style:parent-style-name="Standard">
      <style:text-properties style:text-underline-style="none" fo:font-weight="normal" officeooo:rsid="00036460" officeooo:paragraph-rsid="00036460" style:font-weight-asian="normal" style:font-weight-complex="normal"/>
    </style:style>
    <style:style style:name="P15" style:family="paragraph" style:parent-style-name="Standard">
      <style:text-properties style:text-underline-style="none" fo:font-weight="normal" officeooo:rsid="0004fcf6" officeooo:paragraph-rsid="0004fcf6" style:font-weight-asian="normal" style:font-weight-complex="normal"/>
    </style:style>
    <style:style style:name="P16" style:family="paragraph" style:parent-style-name="Standard">
      <style:text-properties style:text-underline-style="none" fo:font-weight="normal" officeooo:rsid="000a4e6c" officeooo:paragraph-rsid="000a4e6c" style:font-weight-asian="normal" style:font-weight-complex="normal"/>
    </style:style>
    <style:style style:name="P17" style:family="paragraph" style:parent-style-name="Standard">
      <style:text-properties style:text-underline-style="none" fo:font-weight="normal" officeooo:rsid="000be120" officeooo:paragraph-rsid="000be120" style:font-weight-asian="normal" style:font-weight-complex="normal"/>
    </style:style>
    <style:style style:name="P18" style:family="paragraph" style:parent-style-name="Standard">
      <style:text-properties style:text-underline-style="none" fo:font-weight="normal" officeooo:rsid="000cf664" officeooo:paragraph-rsid="000cf664" style:font-weight-asian="normal" style:font-weight-complex="normal"/>
    </style:style>
    <style:style style:name="P19" style:family="paragraph" style:parent-style-name="Standard">
      <style:text-properties style:text-underline-style="none" fo:font-weight="normal" officeooo:rsid="000eb96d" officeooo:paragraph-rsid="000eb96d" style:font-weight-asian="normal" style:font-weight-complex="normal"/>
    </style:style>
    <style:style style:name="P20" style:family="paragraph" style:parent-style-name="Standard">
      <style:text-properties style:text-underline-style="none" officeooo:rsid="00036460" officeooo:paragraph-rsid="00036460"/>
    </style:style>
    <style:style style:name="P21" style:family="paragraph" style:parent-style-name="Standard">
      <style:text-properties style:text-underline-style="none" officeooo:rsid="0004fcf6" officeooo:paragraph-rsid="0004fcf6"/>
    </style:style>
    <style:style style:name="P22" style:family="paragraph" style:parent-style-name="Standard">
      <style:text-properties style:text-underline-style="none" officeooo:rsid="00057dd6" officeooo:paragraph-rsid="00057dd6"/>
    </style:style>
    <style:style style:name="P23" style:family="paragraph" style:parent-style-name="Standard">
      <style:text-properties style:text-underline-style="none" officeooo:rsid="0006cc6e" officeooo:paragraph-rsid="0006cc6e"/>
    </style:style>
    <style:style style:name="P24" style:family="paragraph" style:parent-style-name="Standard">
      <style:text-properties style:text-underline-style="none" officeooo:rsid="00089f04" officeooo:paragraph-rsid="00089f04"/>
    </style:style>
    <style:style style:name="P25" style:family="paragraph" style:parent-style-name="Standard">
      <style:text-properties style:text-underline-style="none" officeooo:rsid="00133696" officeooo:paragraph-rsid="00133696"/>
    </style:style>
    <style:style style:name="P26" style:family="paragraph" style:parent-style-name="Standard">
      <style:text-properties style:text-underline-style="solid" style:text-underline-type="double" style:text-underline-width="auto" style:text-underline-color="font-color" officeooo:rsid="0006cc6e" officeooo:paragraph-rsid="0006cc6e"/>
    </style:style>
    <style:style style:name="P27" style:family="paragraph" style:parent-style-name="Standard">
      <style:text-properties style:text-underline-style="solid" style:text-underline-width="auto" style:text-underline-color="font-color"/>
    </style:style>
    <style:style style:name="P28" style:family="paragraph" style:parent-style-name="Standard">
      <style:text-properties style:text-underline-style="none" officeooo:rsid="0014da7e" officeooo:paragraph-rsid="0014da7e"/>
    </style:style>
    <style:style style:name="P29" style:family="paragraph" style:parent-style-name="Standard">
      <style:text-properties style:text-underline-style="none" officeooo:rsid="00036460" officeooo:paragraph-rsid="00036460"/>
    </style:style>
    <style:style style:name="P30" style:family="paragraph" style:parent-style-name="Standard">
      <style:text-properties style:text-underline-style="none" officeooo:rsid="00165d8c" officeooo:paragraph-rsid="00165d8c"/>
    </style:style>
    <style:style style:name="P31" style:family="paragraph" style:parent-style-name="Standard">
      <style:text-properties style:text-underline-style="none" officeooo:rsid="00019078" officeooo:paragraph-rsid="00165d8c"/>
    </style:style>
    <style:style style:name="P32" style:family="paragraph" style:parent-style-name="Standard">
      <style:text-properties style:text-underline-style="none" officeooo:rsid="00019078" officeooo:paragraph-rsid="00175c93"/>
    </style:style>
    <style:style style:name="P33" style:family="paragraph" style:parent-style-name="Standard">
      <style:text-properties style:text-underline-style="none" officeooo:rsid="00019078" officeooo:paragraph-rsid="00194ef5"/>
    </style:style>
    <style:style style:name="P34" style:family="paragraph" style:parent-style-name="Standard">
      <style:text-properties style:text-underline-style="none" officeooo:rsid="00194ef5" officeooo:paragraph-rsid="00194ef5"/>
    </style:style>
    <style:style style:name="P35" style:family="paragraph" style:parent-style-name="Standard">
      <style:text-properties style:text-underline-style="none" officeooo:rsid="000207f2" officeooo:paragraph-rsid="000207f2"/>
    </style:style>
    <style:style style:name="P36" style:family="paragraph" style:parent-style-name="Standard">
      <style:text-properties style:text-underline-style="none" officeooo:rsid="001b1752" officeooo:paragraph-rsid="001b1752"/>
    </style:style>
    <style:style style:name="P37" style:family="paragraph" style:parent-style-name="Standard">
      <style:text-properties style:text-underline-style="none" officeooo:rsid="001b54e7" officeooo:paragraph-rsid="001b54e7"/>
    </style:style>
    <style:style style:name="P38" style:family="paragraph" style:parent-style-name="Standard">
      <style:text-properties style:text-underline-style="none" officeooo:rsid="001c0a5f" officeooo:paragraph-rsid="001c0a5f"/>
    </style:style>
    <style:style style:name="P39" style:family="paragraph" style:parent-style-name="Standard">
      <style:text-properties style:text-underline-style="none" fo:font-weight="normal" officeooo:rsid="000207f2" officeooo:paragraph-rsid="000207f2" style:font-weight-asian="normal" style:font-weight-complex="normal"/>
    </style:style>
    <style:style style:name="P40" style:family="paragraph" style:parent-style-name="Standard">
      <style:text-properties style:text-underline-style="none" fo:font-weight="normal" officeooo:rsid="0020aa6f" officeooo:paragraph-rsid="0020aa6f" style:font-weight-asian="normal" style:font-weight-complex="normal"/>
    </style:style>
    <style:style style:name="T1" style:family="text">
      <style:text-properties officeooo:rsid="000207f2"/>
    </style:style>
    <style:style style:name="T2" style:family="text">
      <style:text-properties officeooo:rsid="00111873"/>
    </style:style>
    <style:style style:name="T3" style:family="text">
      <style:text-properties officeooo:rsid="0013c466"/>
    </style:style>
    <style:style style:name="T4" style:family="text">
      <style:text-properties officeooo:rsid="00142cba"/>
    </style:style>
    <style:style style:name="T5" style:family="text">
      <style:text-properties officeooo:rsid="0014da7e"/>
    </style:style>
    <style:style style:name="T6" style:family="text">
      <style:text-properties officeooo:rsid="00165d8c"/>
    </style:style>
    <style:style style:name="T7" style:family="text">
      <style:text-properties officeooo:rsid="00194ef5"/>
    </style:style>
    <style:style style:name="T8" style:family="text">
      <style:text-properties officeooo:rsid="001b1752"/>
    </style:style>
    <style:style style:name="T9" style:family="text">
      <style:text-properties officeooo:rsid="001bf554"/>
    </style:style>
    <style:style style:name="T10" style:family="text">
      <style:text-properties officeooo:rsid="001dfde1"/>
    </style:style>
    <style:style style:name="T11" style:family="text">
      <style:text-properties officeooo:rsid="001e3833"/>
    </style:style>
    <style:style style:name="T12" style:family="text">
      <style:text-properties officeooo:rsid="0020264d"/>
    </style:style>
    <style:style style:name="T13" style:family="text">
      <style:text-properties officeooo:rsid="0020aa6f"/>
    </style:style>
    <style:style style:name="T14" style:family="text">
      <style:text-properties officeooo:rsid="00225f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ransformations</text:p>
      <text:p text:style-name="P25">val <text:span text:style-name="T3">sc</text:span> = <text:s/>SparkSession.builder.</text:p>
      <text:p text:style-name="P25">appName("App_name").master("<text:span text:style-name="T3">yarn-client</text:span>").getOrCreate()</text:p>
      <text:p text:style-name="P1"/>
      <text:p text:style-name="P2">1. Map()</text:p>
      <text:p text:style-name="P12"/>
      <text:p text:style-name="P14">The map function iterates over every line in RDD and split into new RDD. Using map() transformation we take in any function, and that function is applied to every element of RDD.</text:p>
      <text:p text:style-name="P1"/>
      <text:p text:style-name="P28">1. Load the data (Local disk / hdfs)</text:p>
      <text:p text:style-name="P28">2. Do the transformation (single transformation / multiple transformation)</text:p>
      <text:p text:style-name="P28"/>
      <text:p text:style-name="P28">Problem statement:</text:p>
      <text:p text:style-name="P28">Given an input like shown below:</text:p>
      <text:p text:style-name="P28">This is Line1</text:p>
      <text:p text:style-name="P28">produce an output like shown below:</text:p>
      <text:p text:style-name="P28">(This is Line1,13)</text:p>
      <text:p text:style-name="P1"/>
      <text:p text:style-name="P1"/>
      <text:p text:style-name="P9">val <text:span text:style-name="T4">rdd1</text:span> = <text:span text:style-name="T4">sc.</text:span>textFile("<text:span text:style-name="T5">file:///home/cloudera/Desktop/S</text:span>park_<text:span text:style-name="T5">T</text:span>est.txt") <text:s/>//<text:span text:style-name="T5">Loading the data from file</text:span></text:p>
      <text:p text:style-name="P9">val mapFile = <text:span text:style-name="T4">rdd1</text:span>.map(line =&gt; (line,line.length)) //<text:span text:style-name="T5">transformation</text:span></text:p>
      <text:p text:style-name="P9">mapFile.<text:span text:style-name="T5">collect // printing the collection</text:span></text:p>
      <text:p text:style-name="P9"/>
      <text:p text:style-name="P9"/>
      <text:p text:style-name="P3">2. flatMap()</text:p>
      <text:p text:style-name="P3"/>
      <text:p text:style-name="P20">With the help of flatMap() function, to each input element, we have many elements in an output RDD. The most simple use of flatMap() is to split each input string into words.</text:p>
      <text:p text:style-name="P20"/>
      <text:p text:style-name="P20"/>
      <text:p text:style-name="P30">I/P</text:p>
      <text:p text:style-name="P30">This is a Line1</text:p>
      <text:p text:style-name="P30">SingleWord</text:p>
      <text:p text:style-name="P30">O/P</text:p>
      <text:p text:style-name="P30">This</text:p>
      <text:p text:style-name="P30">is</text:p>
      <text:p text:style-name="P30">a</text:p>
      <text:p text:style-name="P30">Line1</text:p>
      <text:p text:style-name="P30">SingleWord</text:p>
      <text:p text:style-name="P20"/>
      <text:p text:style-name="P31">val data = <text:span text:style-name="T6">sc.</text:span>textFile("<text:span text:style-name="T5">file:///home/cloudera/Desktop/S</text:span>park_<text:span text:style-name="T5">T</text:span>est.txt")</text:p>
      <text:p text:style-name="P9">val flatmapFile = data.flatMap(lines =&gt; lines.split(" "))</text:p>
      <text:p text:style-name="P9">flatmapFile.<text:span text:style-name="T6">collect</text:span></text:p>
      <text:p text:style-name="P9"/>
      <text:p text:style-name="P3">3. filter(func)</text:p>
      <text:p text:style-name="P15">Spark RDD filter() function returns a new RDD, containing only the elements that meet a predicate. </text:p>
      <text:p text:style-name="P15"/>
      <text:p text:style-name="P32">val data = <text:s/><text:span text:style-name="T6">sc.</text:span>textFile("<text:span text:style-name="T5">file:///home/cloudera/Desktop/S</text:span>park_<text:span text:style-name="T5">T</text:span>est.txt")</text:p>
      <text:p text:style-name="P33">val mapFile = data.flatMap(lines =&gt; lines.split(" ")).filter(<text:span text:style-name="T7">value</text:span> =&gt; value=="spark")</text:p>
      <text:p text:style-name="P34"><text:soft-page-break/></text:p>
      <text:p text:style-name="P33">println(mapFile .count())</text:p>
      <text:p text:style-name="P9"/>
      <text:p text:style-name="P3">4. Union()</text:p>
      <text:p text:style-name="P21">With the union() function, we get the elements of both the RDD in new RDD. The key rule of this function is that the two RDDs should be of the same type.</text:p>
      <text:p text:style-name="P21"/>
      <text:p text:style-name="P9">val rdd1 =<text:span text:style-name="T7">sc.</text:span>parallelize(Seq((1,"jan",2016),(3,"nov",2014),(16,"feb",2014)))</text:p>
      <text:p text:style-name="P9">val rdd2 = <text:span text:style-name="T7">sc.</text:span>parallelize(Seq((5,"dec",2014),(17,"sep",2015)))</text:p>
      <text:p text:style-name="P9">val rdd3 = <text:span text:style-name="T7">sc.</text:span>parallelize(Seq((6,"dec",2011),(16,"may",2015)))</text:p>
      <text:p text:style-name="P9">val rddUnion = rdd1.union(rdd2).union(rdd3)</text:p>
      <text:p text:style-name="P9">rddUnion.<text:span text:style-name="T7">collect</text:span></text:p>
      <text:p text:style-name="P9"/>
      <text:p text:style-name="P3">5. <text:s/>intersection(other-dataset)</text:p>
      <text:p text:style-name="P21">With the intersection() function, we get only the common element of both the RDD in new RDD. The key rule of this function is that the two RDDs should be of the same type.</text:p>
      <text:p text:style-name="P21"/>
      <text:p text:style-name="P9">val rdd1 = <text:span text:style-name="T7">sc.</text:span>parallelize(Seq((1,"jan",2016),(3,"nov",2014<text:span text:style-name="T7">)</text:span>, (16,"feb",2014)))</text:p>
      <text:p text:style-name="P9">val rdd2 = <text:span text:style-name="T7">sc.</text:span>parallelize(Seq((5,"dec",2014),(1,"jan",2016)))</text:p>
      <text:p text:style-name="P9">val comman = rdd1.intersection(rdd2)</text:p>
      <text:p text:style-name="P9">comman.<text:span text:style-name="T7">collect</text:span></text:p>
      <text:p text:style-name="P9"/>
      <text:p text:style-name="P9"/>
      <text:p text:style-name="P4"/>
      <text:p text:style-name="P4">6. <text:s/><text:span text:style-name="T1">distinct()</text:span></text:p>
      <text:p text:style-name="P10"/>
      <text:p text:style-name="P21">It returns a new dataset that contains the distinct elements of the source dataset. It is helpful to remove duplicate data.</text:p>
      <text:p text:style-name="P21"/>
      <text:p text:style-name="P11">val rdd1 = <text:span text:style-name="T8">sc.</text:span>parallelize(Seq((1,"jan",2016),(3,"nov",2014),(16,"feb",2014),(3,"nov",2014)))</text:p>
      <text:p text:style-name="P11">val result = rdd1.distinct() </text:p>
      <text:p text:style-name="P11">println(result.collect())</text:p>
      <text:p text:style-name="P11"/>
      <text:p text:style-name="P5">7. groupByKey()</text:p>
      <text:p text:style-name="P5"/>
      <text:p text:style-name="P21">When we use groupByKey() on a dataset of (K, V) pairs, the data is shuffled according to the key value K in another RDD. In this transformation, lots of unnecessary data get to transfer over the network.</text:p>
      <text:p text:style-name="P21"/>
      <text:p text:style-name="P11">val data = <text:span text:style-name="T8">sc</text:span>.parallelize(Array(('k',5),('s',3),('s',4),('p',7),('p',5),('t',8),('k',6)),3)</text:p>
      <text:p text:style-name="P11"><text:span text:style-name="T8">println(</text:span>data.groupByKey().collect().<text:span text:style-name="T8">mkString(“,”))</text:span></text:p>
      <text:p text:style-name="P36"/>
      <text:p text:style-name="P37"><text:s/>val rdd1= sc.parallelize(List("hi","hello","world"))</text:p>
      <text:p text:style-name="P37"><text:s/>val rdd2=rdd1.keyBy(_.length)</text:p>
      <text:p text:style-name="P37">rdd2.collect //Print the result as a collection itself</text:p>
      <text:p text:style-name="P37">rdd2.collectAsMap // Print the result as Map (Only if collection has key value pair)</text:p>
      <text:p text:style-name="P37"/>
      <text:p text:style-name="P11"/>
      <text:p text:style-name="P5">8. reduceByKey(func, [numTasks])</text:p>
      <text:p text:style-name="P5"/>
      <text:p text:style-name="P22"><text:soft-page-break/>When we use reduceByKey on a dataset (K, V), the pairs on the same machine with the same key are combined, before the data is shuffled.</text:p>
      <text:p text:style-name="P22"/>
      <text:p text:style-name="P11">val words = Array("one","two","two","four","five","six","six","eight","nine","ten")</text:p>
      <text:p text:style-name="P11">val data =<text:span text:style-name="T9">sc</text:span>.parallelize(words).map(w =&gt; (w,1))</text:p>
      <text:p text:style-name="P38">val reduceData=data.reduce<text:span text:style-name="T10">B</text:span>y<text:span text:style-name="T10">K</text:span>ey(_<text:span text:style-name="T14">+_</text:span>)</text:p>
      <text:p text:style-name="P11">data.<text:span text:style-name="T9">collect</text:span></text:p>
      <text:p text:style-name="P11"/>
      <text:p text:style-name="P5">9. sortByKey()</text:p>
      <text:p text:style-name="P5"/>
      <text:p text:style-name="P22">When we apply the sortByKey() function on a dataset of (K, V) pairs, the data is sorted according to the key K in another RDD.</text:p>
      <text:p text:style-name="P22"/>
      <text:p text:style-name="P11">val data = <text:span text:style-name="T10">sc</text:span>.parallelize(Seq(("maths",52), ("english",75), ("science",82), ("computer",65), ("maths",85)))</text:p>
      <text:p text:style-name="P11">val sorted = data.sortByKey()</text:p>
      <text:p text:style-name="P11">sorted.<text:span text:style-name="T2">collect</text:span>()</text:p>
      <text:p text:style-name="P11"/>
      <text:p text:style-name="P5">10. join()</text:p>
      <text:p text:style-name="P5"/>
      <text:p text:style-name="P23">The Join is database term. It combines the fields from two table using common values. join() operation in Spark is defined on pair-wise RDD. Pair-wise RDDs are RDD in which each element is in the form of tuples. Where the first element is key and the second element is the value.</text:p>
      <text:p text:style-name="P23"/>
      <text:p text:style-name="P26"/>
      <text:p text:style-name="P11">val data = <text:span text:style-name="T11">sc</text:span>.parallelize(Array(('A',1),('b',2),('c',3)))</text:p>
      <text:p text:style-name="P11">val data2 =s<text:span text:style-name="T11">c</text:span>.parallelize(Array(('A',4),('A',6),('b',7),('c',3),('c',8)))</text:p>
      <text:p text:style-name="P11">val result = data.join(data2)</text:p>
      <text:p text:style-name="P11">println(result.collect().mkString(","))</text:p>
      <text:p text:style-name="P11"/>
      <text:p text:style-name="P5">11. coalesce()</text:p>
      <text:p text:style-name="P5"/>
      <text:p text:style-name="P24">In coalesce() we use existing partition so that less data is shuffled. Using this we can cut the number of the partition. Suppose, we have four nodes and we want only two nodes. Then the data of extra nodes will be kept onto nodes which we kept.</text:p>
      <text:p text:style-name="P11"/>
      <text:p text:style-name="P11">val rdd1 = <text:span text:style-name="T11">sc</text:span>.parallelize(Array("jan","feb","mar","april","may","jun"),3)</text:p>
      <text:p text:style-name="P11">val result = rdd1.coalesce(2)</text:p>
      <text:p text:style-name="P11">result.foreach(println)</text:p>
      <text:p text:style-name="P11"/>
      <text:p text:style-name="P6">Actions:</text:p>
      <text:p text:style-name="P6"/>
      <text:p text:style-name="P7">1. count():</text:p>
      <text:p text:style-name="P7"/>
      <text:p text:style-name="P16">count() returns the number of elements in RDD.</text:p>
      <text:p text:style-name="P7"/>
      <text:p text:style-name="P13">val data = spark.read.textFile("spark_test.txt").rdd</text:p>
      <text:p text:style-name="P13">val mapFile = data.flatMap(lines =&gt; lines.split(" ")).filter(value =&gt; value=="spark")</text:p>
      <text:p text:style-name="P13">println(mapFile.count())</text:p>
      <text:p text:style-name="P13"><text:soft-page-break/></text:p>
      <text:p text:style-name="P7">2. collect()</text:p>
      <text:p text:style-name="P7"/>
      <text:p text:style-name="P17">The action collect() is the common and simplest operation that returns our entire RDDs content to driver program. The application of collect() is unit testing where the entire RDD is expected to fit in memory. As a result, it makes easy to compare the result of RDD with the expected result.</text:p>
      <text:p text:style-name="P17"/>
      <text:p text:style-name="P13">val data = spark.sparkContext.parallelize(Array(('A',1),('b',2),('c',3)))</text:p>
      <text:p text:style-name="P13">val data2 =spark.sparkContext.parallelize(Array(('A',4),('A',6),('b',7),('c',3),('c',8)))</text:p>
      <text:p text:style-name="P13">val result = data.join(data2)</text:p>
      <text:p text:style-name="P13">println(result.collect().mkString(","))</text:p>
      <text:p text:style-name="P13"/>
      <text:p text:style-name="P7">3. take(n)</text:p>
      <text:p text:style-name="P7"/>
      <text:p text:style-name="P18">The action take(n) returns n number of elements from RDD. It tries to cut the number of partition it accesses, so it represents a biased collection. We cannot presume the order of the elements.</text:p>
      <text:p text:style-name="P18"/>
      <text:p text:style-name="P13">val data = spark.sparkContext.parallelize(Array(('k',5),('s',3),('s',4),('p',7),('p',5),('t',8),('k',6)),3)</text:p>
      <text:p text:style-name="P13">val group = data.groupByKey().collect()</text:p>
      <text:p text:style-name="P13">val twoRec = result.take(2)</text:p>
      <text:p text:style-name="P13">twoRec.foreach(println)</text:p>
      <text:p text:style-name="P13"/>
      <text:p text:style-name="P7">4. <text:s/>top()</text:p>
      <text:p text:style-name="P7"/>
      <text:p text:style-name="P19">If ordering is present in our RDD, then we can extract top elements from our RDD using top(). Action top() use default ordering of data.</text:p>
      <text:p text:style-name="P19"/>
      <text:p text:style-name="P13">val data = spark.read.textFile("spark_test.txt").rdd</text:p>
      <text:p text:style-name="P13">val mapFile = data.map(line =&gt; (line,line.length))</text:p>
      <text:p text:style-name="P13">val res = mapFile.top(3)</text:p>
      <text:p text:style-name="P13">res.foreach(println)</text:p>
      <text:p text:style-name="P13"/>
      <text:p text:style-name="P7">5. <text:s text:c="2"/>countByValue()</text:p>
      <text:p text:style-name="P7"/>
      <text:p text:style-name="P19">The countByValue() returns, many times each element occur in RDD.</text:p>
      <text:p text:style-name="P13"/>
      <text:p text:style-name="P13">val data = <text:span text:style-name="T12">sc</text:span>.textFile("<text:span text:style-name="T12">file:///home/cloudera/Desktop/S</text:span>park_<text:span text:style-name="T12">T</text:span>est.txt")</text:p>
      <text:p text:style-name="P13">val result= data.map(line =&gt; (line,line.length)).countByValue()</text:p>
      <text:p text:style-name="P13">result.<text:span text:style-name="T12">collect</text:span></text:p>
      <text:p text:style-name="P13"/>
      <text:p text:style-name="P7">6. reduce()</text:p>
      <text:p text:style-name="P7"/>
      <text:p text:style-name="P19">The reduce() function takes the two elements as input from the RDD and then produces the output of the same type as that of the input elements. The simple forms of such function are an addition. We can add the elements of RDD, count the number of words. It accepts commutative and associative operations as an argument.</text:p>
      <text:p text:style-name="P19"/>
      <text:p text:style-name="P13">val rdd1 = <text:span text:style-name="T13">sc</text:span>.parallelize(List(20,32,45,62,8,5))</text:p>
      <text:p text:style-name="P13">val sum = rdd1.reduce(_+_)</text:p>
      <text:p text:style-name="P40"><text:soft-page-break/>0+20 =&gt;20</text:p>
      <text:p text:style-name="P40">20+32 =&gt; 52</text:p>
      <text:p text:style-name="P40">52+45 =&gt; 97</text:p>
      <text:p text:style-name="P40"/>
      <text:p text:style-name="P13">println(sum)</text:p>
      <text:p text:style-name="P13"/>
      <text:p text:style-name="P13"/>
      <text:p text:style-name="P13"/>
      <text:p text:style-name="P7">8. <text:s/>foreach()</text:p>
      <text:p text:style-name="P7"/>
      <text:p text:style-name="P19">When we have a situation where we want to apply operation on each element of RDD, but it should not return value to the driver. In this case, foreach() function is useful. </text:p>
      <text:p text:style-name="P19"/>
      <text:p text:style-name="P13">val data = spark.sparkContext.parallelize(Array(('k',5),('s',3),('s',4),('p',7),('p',5),('t',8),('k',6)),3)</text:p>
      <text:p text:style-name="P13">val group = data.groupByKey().collect()</text:p>
      <text:p text:style-name="P13">group.foreach(printl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7:20:54.439000000</meta:creation-date>
    <dc:date>2018-03-31T21:55:54.279000000</dc:date>
    <meta:editing-duration>P2DT23H51M50S</meta:editing-duration>
    <meta:editing-cycles>26</meta:editing-cycles>
    <meta:generator>LibreOffice/4.2.4.2$Windows_x86 LibreOffice_project/63150712c6d317d27ce2db16eb94c2f3d7b699f8</meta:generator>
    <meta:document-statistic meta:table-count="0" meta:image-count="0" meta:object-count="0" meta:page-count="5" meta:paragraph-count="124" meta:word-count="918" meta:character-count="7066" meta:non-whitespace-character-count="6258"/>
  </office:meta>
</office:document-meta>
</file>